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04pt"/>
    </style:style>
    <style:style style:name="co3" style:family="table-column">
      <style:table-column-properties fo:break-before="auto" style:column-width="90.85pt"/>
    </style:style>
    <style:style style:name="co4" style:family="table-column">
      <style:table-column-properties fo:break-before="auto" style:column-width="92.64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5.0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ff808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>
        <style:hyperlink xlink:href="https://www.digikey.com/product-detail/en/w%C3%BCrth-elektronik/7447709330/732-1244-1-ND/1639305" xlink:type="simple"/>
      </style:table-cell-properties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66cc" style:text-outline="false" style:text-line-through-style="none" style:text-line-through-typ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66cc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66cc" style:font-name="Arial" fo:font-size="8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ff" style:font-name="Arial" fo:font-size="9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</text:p>
          </table:table-cell>
          <table:table-cell table:style-name="ce1" office:value-type="string" calcext:value-type="string">
            <text:p>Quantity</text:p>
          </table:table-cell>
          <table:table-cell office:value-type="string" calcext:value-type="string">
            <text:p>Note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Q2,Q1</text:p>
          </table:table-cell>
          <table:table-cell table:style-name="ce3" office:value-type="string" calcext:value-type="string">
            <text:p>PSMN5R660YLX</text:p>
          </table:table-cell>
          <table:table-cell table:style-name="ce3" office:value-type="string" calcext:value-type="string">
            <text:p>PSMN039-100YS,115</text:p>
          </table:table-cell>
          <table:table-cell table:style-name="ce5" office:value-type="string" calcext:value-type="string">
            <text:p><text:span text:style-name="T1"><text:a xlink:href="https://www.digikey.com/product-detail/en/nexperia-usa-inc/PSMN039-100YS-115/1727-4629-1-ND/2531064" xlink:type="simple">PSMN039-100YS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IC8</text:p>
          </table:table-cell>
          <table:table-cell table:style-name="ce3" office:value-type="string" calcext:value-type="string">
            <text:p>SOIC127P600X175-8N</text:p>
          </table:table-cell>
          <table:table-cell table:style-name="ce3" office:value-type="string" calcext:value-type="string">
            <text:p>MCP2562-E_SN</text:p>
          </table:table-cell>
          <table:table-cell table:style-name="ce5" office:value-type="string" calcext:value-type="string">
            <text:p><text:span text:style-name="T1"><text:a xlink:href="https://www.digikey.com/product-detail/en/microchip-technology/MCP2562T-E-SN/MCP2562T-E-SNCT-ND/5011025" xlink:type="simple">MCP2562T-E/SN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L2</text:p>
          </table:table-cell>
          <table:table-cell table:style-name="ce3" office:value-type="string" calcext:value-type="string">
            <text:p>WE-PD_1260%2f1245%2f1280%2f121054</text:p>
          </table:table-cell>
          <table:table-cell table:style-name="ce3" office:value-type="string" calcext:value-type="string">
            <text:p>7447709330â€Ž 33uH 4.2A 45MOHM</text:p>
          </table:table-cell>
          <table:table-cell table:style-name="ce6" office:value-type="float" office:value="7447709330" calcext:value-type="float">
            <text:p>7447709330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L1</text:p>
          </table:table-cell>
          <table:table-cell table:style-name="ce3" office:value-type="string" calcext:value-type="string">
            <text:p>â€ŽETQ-P5M101YGCâ€Ž Inductor</text:p>
          </table:table-cell>
          <table:table-cell table:style-name="ce3" office:value-type="string" calcext:value-type="string">
            <text:p>97uH 2.7A</text:p>
          </table:table-cell>
          <table:table-cell table:style-name="ce7" office:value-type="string" calcext:value-type="string">
            <text:p><text:span text:style-name="T2"><text:a xlink:href="https://www.digikey.com/product-detail/en/ETQ-P5M101YGC/PCD2348CT-ND/2347768/?itemSeq=331605632" xlink:type="simple">ETQ-P5M101YGC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C17,C2,C16,C18,C19,C20,C25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0.1uF 25V</text:p>
          </table:table-cell>
          <table:table-cell table:style-name="ce7" office:value-type="string" calcext:value-type="string">
            <text:p><text:span text:style-name="T2"><text:a xlink:href="https://www.digikey.com/product-detail/en/kemet/C0805C104Z3VACTU/399-9158-1-ND/3522676" xlink:type="simple">C0805C104Z3VACT</text:a></text:span></text:p>
          </table:table-cell>
          <table:table-cell table:style-name="ce2" office:value-type="float" office:value="7" calcext:value-type="float">
            <text:p>7</text:p>
          </table:table-cell>
          <table:table-cell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IC1</text:p>
          </table:table-cell>
          <table:table-cell table:style-name="ce3" office:value-type="string" calcext:value-type="string">
            <text:p>LGA-14(2.5X3X0.86)</text:p>
          </table:table-cell>
          <table:table-cell table:style-name="ce3" office:value-type="string" calcext:value-type="string">
            <text:p>LSM6DS3USTR</text:p>
          </table:table-cell>
          <table:table-cell table:style-name="ce5" office:value-type="string" calcext:value-type="string">
            <text:p><text:span text:style-name="T1"><text:a xlink:href="https://www.digikey.com/product-detail/en/stmicroelectronics/LSM6DS3USTR/497-16910-1-ND/6229964" xlink:type="simple">LSM6DS3USTR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R7,R12,R16,R21,R25,R29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0k 5%</text:p>
          </table:table-cell>
          <table:table-cell table:style-name="ce5" office:value-type="string" calcext:value-type="string">
            <text:p><text:span text:style-name="T1"><text:a xlink:href="https://www.digikey.com/product-detail/en/stackpole-electronics-inc/RMCF0805JT10K0/RMCF0805JT10K0CT-ND/1942577" xlink:type="simple">RMCF0805JT10K0</text:a></text:span></text:p>
          </table:table-cell>
          <table:table-cell table:style-name="ce2" office:value-type="float" office:value="6" calcext:value-type="float">
            <text:p>6</text:p>
          </table:table-cell>
          <table:table-cell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R6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68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68K0/RMCF0805JT68K0CT-ND/1942591" xlink:type="simple">RMCF0805JT68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R9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330 1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FT330R/RMCF0805FT330RCT-ND/1942351" xlink:type="simple">RMCF0805FT330R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J3</text:p>
          </table:table-cell>
          <table:table-cell table:style-name="ce3" office:value-type="string" calcext:value-type="string">
            <text:p>Conn_2x8_0.05in</text:p>
          </table:table-cell>
          <table:table-cell table:style-name="ce4" office:value-type="string" calcext:value-type="string">
            <text:p>NOT POPULATED</text:p>
          </table:table-cell>
          <table:table-cell table:style-name="ce8"/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C6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22nF 100V</text:p>
          </table:table-cell>
          <table:table-cell table:style-name="ce7" office:value-type="string" calcext:value-type="string">
            <text:p><text:span text:style-name="T2"><text:a xlink:href="https://www.digikey.com/product-detail/en/yageo/CC0805KRX7R0BB223/311-1473-1-ND/2833779" xlink:type="simple">CC0805KRX7R0BB223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C7,C15,C28</text:p>
          </table:table-cell>
          <table:table-cell table:style-name="ce3" office:value-type="string" calcext:value-type="string">
            <text:p>C_1210_3225Metric</text:p>
          </table:table-cell>
          <table:table-cell table:style-name="ce3" office:value-type="string" calcext:value-type="string">
            <text:p>10uF 100V</text:p>
          </table:table-cell>
          <table:table-cell table:style-name="ce7" office:value-type="string" calcext:value-type="string">
            <text:p><text:span text:style-name="T2"><text:a xlink:href="https://www.digikey.com/product-detail/en/murata-electronics/GRM32EC72A106KE05L/490-16266-1-ND/7319356" xlink:type="simple">GRM32EC72A106KE05L</text:a></text:span>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C8,C9,C11,C14,C22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0.1uF 100V</text:p>
          </table:table-cell>
          <table:table-cell table:style-name="ce7" office:value-type="string" calcext:value-type="string">
            <text:p><text:span text:style-name="T2"><text:a xlink:href="https://www.digikey.com/product-detail/en/yageo/CC0805KKX7R0BB104/311-2083-1-ND/5962185" xlink:type="simple">CC0805KKX7R0BB104</text:a></text:span>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C10,C12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2.2nF 100V</text:p>
          </table:table-cell>
          <table:table-cell table:style-name="ce7" office:value-type="string" calcext:value-type="string">
            <text:p><text:span text:style-name="T2"><text:a xlink:href="https://www.digikey.com/product-detail/en/kemet/C0805C222K1RACTU/399-8044-1-ND/3471767" xlink:type="simple">C0805C222K1RACTU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C13,C4,C21,C29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0.1uF 25V</text:p>
          </table:table-cell>
          <table:table-cell table:style-name="ce7" office:value-type="string" calcext:value-type="string">
            <text:p><text:span text:style-name="T2"><text:a xlink:href="https://www.digikey.com/product-detail/en/kemet/C0805C104Z3VACTU/399-9158-1-ND/3522676" xlink:type="simple">C0805C104Z3VACT</text:a></text:span>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D2,D3,D8,D9</text:p>
          </table:table-cell>
          <table:table-cell table:style-name="ce3" office:value-type="string" calcext:value-type="string">
            <text:p>LED_0805_2012Metric</text:p>
          </table:table-cell>
          <table:table-cell table:style-name="ce4" office:value-type="string" calcext:value-type="string">
            <text:p>NOT POPULATED</text:p>
          </table:table-cell>
          <table:table-cell table:style-name="ce3" office:value-type="string" calcext:value-type="string">
            <text:p>LEDO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D4,D5,D1</text:p>
          </table:table-cell>
          <table:table-cell table:style-name="ce3" office:value-type="string" calcext:value-type="string">
            <text:p>TO-277A</text:p>
          </table:table-cell>
          <table:table-cell table:style-name="ce3" office:value-type="string" calcext:value-type="string">
            <text:p>D_Schottky_AAK</text:p>
          </table:table-cell>
          <table:table-cell table:style-name="ce7" office:value-type="string" calcext:value-type="string">
            <text:p><text:span text:style-name="T2"><text:a xlink:href="https://www.digikey.com/product-detail/en/FSV8100V/FSV8100VCT-ND/5306685/?itemSeq=330689910" xlink:type="simple">FSV8100V</text:a></text:span>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IC3</text:p>
          </table:table-cell>
          <table:table-cell table:style-name="ce3" office:value-type="string" calcext:value-type="string">
            <text:p>TSSOP-8_3x3mm_P0.65mm</text:p>
          </table:table-cell>
          <table:table-cell table:style-name="ce3" office:value-type="string" calcext:value-type="string">
            <text:p>MCP4132-502E_SN</text:p>
          </table:table-cell>
          <table:table-cell table:style-name="ce5" office:value-type="string" calcext:value-type="string">
            <text:p><text:span text:style-name="T1"><text:a xlink:href="https://www.digikey.com/product-detail/en/microchip-technology/MCP4132T-502E-MS/MCP4132T-502E-MSCT-ND/9643074" xlink:type="simple">MCP4132T-502E/MS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IC4</text:p>
          </table:table-cell>
          <table:table-cell table:style-name="ce3" office:value-type="string" calcext:value-type="string">
            <text:p>SOP65P640X110-21N</text:p>
          </table:table-cell>
          <table:table-cell table:style-name="ce3" office:value-type="string" calcext:value-type="string">
            <text:p>LM5118MH_NOPB</text:p>
          </table:table-cell>
          <table:table-cell table:style-name="ce5" office:value-type="string" calcext:value-type="string">
            <text:p><text:span text:style-name="T1"><text:a xlink:href="https://www.digikey.com/product-detail/en/texas-instruments/LM5118Q1MHX-NOPB/296-43600-1-ND/5864821" xlink:type="simple">LM5118Q1MHX/NOPB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R1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20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120R/RMCF0805JT120RCT-ND/1942540" xlink:type="simple">RMCF0805JT120R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R2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33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33K0/RMCF0805JT33K0CT-ND/1942585" xlink:type="simple">RMCF0805JT33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R3,R31,R33,R35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3k3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1K20/RMCF0805JT1K20CT-ND/1942559" xlink:type="simple">RMCF0805JT1K20</text:a></text:span>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R4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47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47K0/RMCF0805JT47K0CT-ND/1942588" xlink:type="simple">RMCF0805JT47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R5,R38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1K00/RMCF0805JT1K00CT-ND/1942557" xlink:type="simple">RMCF0805JT1K00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R8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20k5 1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FT20K5/RMCF0805FT20K5CT-ND/2418315" xlink:type="simple">RMCF0805FT20K5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R10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47k 1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FT47K0/RMCF0805FT47K0CT-ND/1942472" xlink:type="simple">RMCF0805FT47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R11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22k 1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FT22K0/RMCF0805FT22K0CT-ND/1942454" xlink:type="simple">RMCF0805FT22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R13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36k5 1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FT36K5/738-RMCF0805FT36K5CT-ND/4425187" xlink:type="simple">RMCF0805FT36K5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R15</text:p>
          </table:table-cell>
          <table:table-cell table:style-name="ce3" office:value-type="string" calcext:value-type="string">
            <text:p>R_2512_6332Metric</text:p>
          </table:table-cell>
          <table:table-cell table:style-name="ce3" office:value-type="string" calcext:value-type="string">
            <text:p>0.3 1% 1W</text:p>
          </table:table-cell>
          <table:table-cell table:style-name="ce7" office:value-type="string" calcext:value-type="string">
            <text:p><text:span text:style-name="T2"><text:a xlink:href="https://www.digikey.com/product-detail/en/yageo/RL2512FK-070R3L/311-0-3TCT-ND/3885836" xlink:type="simple">RL2512FK-070R3L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C5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0.1uF 100V</text:p>
          </table:table-cell>
          <table:table-cell table:style-name="ce7" office:value-type="string" calcext:value-type="string">
            <text:p><text:span text:style-name="T2"><text:a xlink:href="https://www.digikey.com/product-detail/en/yageo/CC0805KKX7R0BB104/311-2083-1-ND/5962185" xlink:type="simple">CC0805KKX7R0BB104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C3,C1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10uF 10V</text:p>
          </table:table-cell>
          <table:table-cell table:style-name="ce7" office:value-type="string" calcext:value-type="string">
            <text:p><text:span text:style-name="T2"><text:a xlink:href="https://www.digikey.com/product-detail/en/kemet/C0805C106K8PACTU/399-4925-1-ND/1090920" xlink:type="simple">C0805C106K8PACTU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LED_0805_2012Metric</text:p>
          </table:table-cell>
          <table:table-cell table:style-name="ce4" office:value-type="string" calcext:value-type="string">
            <text:p>NOT POPULATED</text:p>
          </table:table-cell>
          <table:table-cell table:style-name="ce3" office:value-type="string" calcext:value-type="string">
            <text:p>LEDR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3" office:value-type="string" calcext:value-type="string">
            <text:p>IC2</text:p>
          </table:table-cell>
          <table:table-cell table:style-name="ce3" office:value-type="string" calcext:value-type="string">
            <text:p>MAXM15462AMB</text:p>
          </table:table-cell>
          <table:table-cell table:style-name="ce3" office:value-type="string" calcext:value-type="string">
            <text:p>MAXM15063AMB+</text:p>
          </table:table-cell>
          <table:table-cell table:style-name="ce7" office:value-type="string" calcext:value-type="string">
            <text:p><text:span text:style-name="T2"><text:a xlink:href="https://www.digikey.com/product-detail/en/maxim-integrated/MAXM15063AMB/MAXM15063AMB-ND/10209892" xlink:type="simple">MAXM15063AMB+</text:a></text:span>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Pin one is designated by the cross, not the white dot on the IC.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3" office:value-type="string" calcext:value-type="string">
            <text:p>J4</text:p>
          </table:table-cell>
          <table:table-cell table:style-name="ce3" office:value-type="string" calcext:value-type="string">
            <text:p>TC2030MCP</text:p>
          </table:table-cell>
          <table:table-cell table:style-name="ce4" office:value-type="string" calcext:value-type="string">
            <text:p>NOT POPULATED</text:p>
          </table:table-cell>
          <table:table-cell table:style-name="ce3" office:value-type="string" calcext:value-type="string">
            <text:p>TC2030-MCP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3" office:value-type="string" calcext:value-type="string">
            <text:p>J6,J5</text:p>
          </table:table-cell>
          <table:table-cell table:style-name="ce3" office:value-type="string" calcext:value-type="string">
            <text:p>2WirePad</text:p>
          </table:table-cell>
          <table:table-cell table:style-name="ce4" office:value-type="string" calcext:value-type="string">
            <text:p>NOT POPULATED</text:p>
          </table:table-cell>
          <table:table-cell table:style-name="ce1" office:value-type="string" calcext:value-type="string">
            <text:p>Conn_01x02_Male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3" office:value-type="string" calcext:value-type="string">
            <text:p>R17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k5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1K50/RMCF0805JT1K50CT-ND/1942560" xlink:type="simple">RMCF0805JT1K5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3" office:value-type="string" calcext:value-type="string">
            <text:p>R20,R18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00k 5%</text:p>
          </table:table-cell>
          <table:table-cell table:style-name="ce5" office:value-type="string" calcext:value-type="string">
            <text:p><text:span text:style-name="T1"><text:a xlink:href="https://www.digikey.com/product-detail/en/stackpole-electronics-inc/RMCF0805JT100K/RMCF0805JT100KCT-ND/1942592" xlink:type="simple">RMCF0805JT100K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3" office:value-type="string" calcext:value-type="string">
            <text:p>J1,J7</text:p>
          </table:table-cell>
          <table:table-cell table:style-name="ce3" office:value-type="string" calcext:value-type="string">
            <text:p>4 Wire Pad</text:p>
          </table:table-cell>
          <table:table-cell table:style-name="ce4" office:value-type="string" calcext:value-type="string">
            <text:p>NOT POPULATED</text:p>
          </table:table-cell>
          <table:table-cell table:style-name="ce3" office:value-type="string" calcext:value-type="string">
            <text:p>Conn_01x04_Male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3" office:value-type="string" calcext:value-type="string">
            <text:p>R14</text:p>
          </table:table-cell>
          <table:table-cell table:style-name="ce3" office:value-type="string" calcext:value-type="string">
            <text:p>R_1206_3216Metric</text:p>
          </table:table-cell>
          <table:table-cell table:style-name="ce3" office:value-type="string" calcext:value-type="string">
            <text:p>0.03 1% 0.5W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CSR1206FK30L0/CSR1206FK30L0CT-ND/1646241" xlink:type="simple">CSR1206FK30L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3" office:value-type="string" calcext:value-type="string">
            <text:p>H1</text:p>
          </table:table-cell>
          <table:table-cell table:style-name="ce3" office:value-type="string" calcext:value-type="string">
            <text:p>ThermalPadV2_SkateLight_L</text:p>
          </table:table-cell>
          <table:table-cell table:style-name="ce4" office:value-type="string" calcext:value-type="string">
            <text:p>NOT POPULATED</text:p>
          </table:table-cell>
          <table:table-cell table:style-name="ce3" office:value-type="string" calcext:value-type="string">
            <text:p>MountingHole_Pad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3" office:value-type="string" calcext:value-type="string">
            <text:p>H2</text:p>
          </table:table-cell>
          <table:table-cell table:style-name="ce3" office:value-type="string" calcext:value-type="string">
            <text:p>ThermalPadV2_SkateLight_R</text:p>
          </table:table-cell>
          <table:table-cell table:style-name="ce4" office:value-type="string" calcext:value-type="string">
            <text:p>NOT POPULATED</text:p>
          </table:table-cell>
          <table:table-cell table:style-name="ce1" office:value-type="string" calcext:value-type="string">
            <text:p>MountingHole_Pad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3" office:value-type="string" calcext:value-type="string">
            <text:p>R19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4k7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4K70/RMCF0805JT4K70CT-ND/1942570" xlink:type="simple">RMCF0805JT4K7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3" office:value-type="string" calcext:value-type="string">
            <text:p>D7,D10</text:p>
          </table:table-cell>
          <table:table-cell table:style-name="ce3" office:value-type="string" calcext:value-type="string">
            <text:p>D_SOD-323</text:p>
          </table:table-cell>
          <table:table-cell table:style-name="ce3" office:value-type="string" calcext:value-type="string">
            <text:p>3v6 5%</text:p>
          </table:table-cell>
          <table:table-cell table:style-name="ce7" office:value-type="string" calcext:value-type="string">
            <text:p><text:span text:style-name="T2"><text:a xlink:href="https://www.digikey.com/product-detail/en/MM3Z3V6T1G/MM3Z3V6T1GOSCT-ND/2623468/?itemSeq=331616613" xlink:type="simple">MM3Z3V6T1G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4" calcext:value-type="float">
            <text:p>44</text:p>
          </table:table-cell>
          <table:table-cell table:style-name="ce3" office:value-type="string" calcext:value-type="string">
            <text:p>C23,C24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10uF 16V</text:p>
          </table:table-cell>
          <table:table-cell table:style-name="ce5" office:value-type="string" calcext:value-type="string">
            <text:p><text:span text:style-name="T1"><text:a xlink:href="https://www.digikey.com/product-detail/en/kemet/C0805C106K4PACTU/399-8012-1-ND/3471735" xlink:type="simple">C0805C106K4PACTU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3" office:value-type="string" calcext:value-type="string">
            <text:p>C26,C27</text:p>
          </table:table-cell>
          <table:table-cell table:style-name="ce3" office:value-type="string" calcext:value-type="string">
            <text:p>C_0805_2012Metric</text:p>
          </table:table-cell>
          <table:table-cell table:style-name="ce3" office:value-type="string" calcext:value-type="string">
            <text:p>27pF 50V</text:p>
          </table:table-cell>
          <table:table-cell table:style-name="ce5" office:value-type="string" calcext:value-type="string">
            <text:p><text:span text:style-name="T1"><text:a xlink:href="https://www.digikey.com/product-detail/en/kemet/C0805C270J5GACTU/399-1114-1-ND/411389" xlink:type="simple">C0805C270J5GACTU</text:a></text:span></text:p>
          </table:table-cell>
          <table:table-cell table:style-name="ce2" office:value-type="float" office:value="2" calcext:value-type="float">
            <text:p>2</text:p>
          </table:table-cell>
          <table:table-cell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3" office:value-type="string" calcext:value-type="string">
            <text:p>D11</text:p>
          </table:table-cell>
          <table:table-cell table:style-name="ce3" office:value-type="string" calcext:value-type="string">
            <text:p>D_SOD-323</text:p>
          </table:table-cell>
          <table:table-cell table:style-name="ce3" office:value-type="string" calcext:value-type="string">
            <text:p>D</text:p>
          </table:table-cell>
          <table:table-cell table:style-name="ce5" office:value-type="string" calcext:value-type="string">
            <text:p><text:span text:style-name="T1"><text:a xlink:href="https://www.digikey.com/product-detail/en/on-semiconductor/BAT54HT1G/BAT54HT1GOSCT-ND/917809" xlink:type="simple">BAT54HT1G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3" office:value-type="string" calcext:value-type="string">
            <text:p>IC6</text:p>
          </table:table-cell>
          <table:table-cell table:style-name="ce3" office:value-type="string" calcext:value-type="string">
            <text:p>TQFP-32_7x7mm_P0.8mm</text:p>
          </table:table-cell>
          <table:table-cell table:style-name="ce3" office:value-type="string" calcext:value-type="string">
            <text:p>ATMEGA328P-AUR</text:p>
          </table:table-cell>
          <table:table-cell table:style-name="ce5" office:value-type="string" calcext:value-type="string">
            <text:p><text:span text:style-name="T1"><text:a xlink:href="https://www.digikey.com/product-detail/en/microchip-technology/ATMEGA328P-AUR/ATMEGA328P-AURCT-ND/3789455" xlink:type="simple">ATMEGA328P-AUR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string" calcext:value-type="string">
            <text:p>IC7</text:p>
          </table:table-cell>
          <table:table-cell table:style-name="ce3" office:value-type="string" calcext:value-type="string">
            <text:p>SOIC127P600X175-8N</text:p>
          </table:table-cell>
          <table:table-cell table:style-name="ce3" office:value-type="string" calcext:value-type="string">
            <text:p>MCP2562-E_SN</text:p>
          </table:table-cell>
          <table:table-cell table:style-name="ce5" office:value-type="string" calcext:value-type="string">
            <text:p><text:span text:style-name="T1"><text:a xlink:href="https://www.digikey.com/product-detail/en/microchip-technology/MCP2562T-E-SN/MCP2562T-E-SNCT-ND/5011025" xlink:type="simple">MCP2562T-E/SN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3" office:value-type="string" calcext:value-type="string">
            <text:p>IC9</text:p>
          </table:table-cell>
          <table:table-cell table:style-name="ce3" office:value-type="string" calcext:value-type="string">
            <text:p>SOT-23-5</text:p>
          </table:table-cell>
          <table:table-cell table:style-name="ce3" office:value-type="string" calcext:value-type="string">
            <text:p>AP2139AK-3.3TRG1</text:p>
          </table:table-cell>
          <table:table-cell table:style-name="ce7" office:value-type="string" calcext:value-type="string">
            <text:p><text:span text:style-name="T2"><text:a xlink:href="https://www.digikey.com/product-detail/en/diodes-incorporated/AP2139AK-3-3TRG1/AP2139AK-3-3TRG1DICT-ND/4505283" xlink:type="simple">AP2139AK-3.3TRG1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3" office:value-type="string" calcext:value-type="string">
            <text:p>Q3,Q4,Q5,Q6</text:p>
          </table:table-cell>
          <table:table-cell table:number-columns-repeated="2" table:style-name="ce3" office:value-type="string" calcext:value-type="string">
            <text:p>FDMA410NZ</text:p>
          </table:table-cell>
          <table:table-cell table:style-name="ce7" office:value-type="string" calcext:value-type="string">
            <text:p><text:span text:style-name="T2"><text:a xlink:href="https://www.digikey.com/product-detail/en/on-semiconductor/FDMA410NZ/FDMA410NZCT-ND/1955357" xlink:type="simple">FDMA410NZ</text:a></text:span></text:p>
          </table:table-cell>
          <table:table-cell table:style-name="ce2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3" office:value-type="string" calcext:value-type="string">
            <text:p>R22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00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100K/RMCF0805JT100KCT-ND/1942592" xlink:type="simple">RMCF0805JT100K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3" office:value-type="string" calcext:value-type="string">
            <text:p>R23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00k 1%</text:p>
          </table:table-cell>
          <table:table-cell table:style-name="ce5" office:value-type="string" calcext:value-type="string">
            <text:p><text:span text:style-name="T1"><text:a xlink:href="https://www.digikey.com/product-detail/en/yageo/RC0805FR-07100KL/311-100KCRCT-ND/730491" xlink:type="simple">RC0805FR-07100KL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3" office:value-type="string" calcext:value-type="string">
            <text:p>R24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9.09k 1%</text:p>
          </table:table-cell>
          <table:table-cell table:style-name="ce9" office:value-type="string" calcext:value-type="string">
            <text:p><text:span text:style-name="T3"><text:a xlink:href="https://www.digikey.com/product-detail/en/stackpole-electronics-inc/RMCF0805FT9K09/RMCF0805FT9K09CT-ND/1942433" xlink:type="simple">RMCF0805FT9K09CT-ND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3" office:value-type="string" calcext:value-type="string">
            <text:p>R26,R27,R28,R37,R40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330 5%</text:p>
          </table:table-cell>
          <table:table-cell table:style-name="ce9" office:value-type="string" calcext:value-type="string">
            <text:p><text:span text:style-name="T3"><text:a xlink:href="https://www.digikey.com/product-detail/en/stackpole-electronics-inc/RMCF0805JT330R/RMCF0805JT330RCT-ND/1942547" xlink:type="simple">RMCF0805JT330RCT-ND</text:a></text:span></text:p>
          </table:table-cell>
          <table:table-cell table:style-name="ce2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3" office:value-type="string" calcext:value-type="string">
            <text:p>R30,R32,R34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2k2 5%</text:p>
          </table:table-cell>
          <table:table-cell table:style-name="ce9" office:value-type="string" calcext:value-type="string">
            <text:p><text:span text:style-name="T3"><text:a xlink:href="https://www.digikey.com/product-detail/en/stackpole-electronics-inc/RMCF0805JT2K20/RMCF0805JT2K20CT-ND/1942563" xlink:type="simple">RMCF0805JT2K20CT-ND</text:a></text:span></text:p>
          </table:table-cell>
          <table:table-cell table:style-name="ce2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3" office:value-type="string" calcext:value-type="string">
            <text:p>R36</text:p>
          </table:table-cell>
          <table:table-cell table:style-name="ce3" office:value-type="string" calcext:value-type="string">
            <text:p>R_0805_2012Metric</text:p>
          </table:table-cell>
          <table:table-cell table:style-name="ce3" office:value-type="string" calcext:value-type="string">
            <text:p>1k2 5%</text:p>
          </table:table-cell>
          <table:table-cell table:style-name="ce9" office:value-type="string" calcext:value-type="string">
            <text:p><text:span text:style-name="T3"><text:a xlink:href="https://www.digikey.com/product-detail/en/stackpole-electronics-inc/RMCF0805JT1K20/RMCF0805JT1K20CT-ND/1942559" xlink:type="simple">RMCF0805JT1K20CT-ND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3" office:value-type="string" calcext:value-type="string">
            <text:p>Y1</text:p>
          </table:table-cell>
          <table:table-cell table:style-name="ce3" office:value-type="string" calcext:value-type="string">
            <text:p>ECS801830BAGNTR</text:p>
          </table:table-cell>
          <table:table-cell table:style-name="ce3" office:value-type="string" calcext:value-type="string">
            <text:p>ECS-80-18-30B-AGN-TR</text:p>
          </table:table-cell>
          <table:table-cell table:style-name="ce9" office:value-type="string" calcext:value-type="string">
            <text:p><text:span text:style-name="T3"><text:a xlink:href="https://www.digikey.com/product-detail/en/ecs-inc/ECS-80-18-30B-AGN-TR/XC2709CT-ND/8023644" xlink:type="simple">XC2709CT-ND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3" office:value-type="string" calcext:value-type="string">
            <text:p>IC5</text:p>
          </table:table-cell>
          <table:table-cell table:style-name="ce3" office:value-type="string" calcext:value-type="string">
            <text:p>SOIC127P600X170-9N</text:p>
          </table:table-cell>
          <table:table-cell table:style-name="ce3" office:value-type="string" calcext:value-type="string">
            <text:p>LMR36520FADDAR</text:p>
          </table:table-cell>
          <table:table-cell table:style-name="ce9" office:value-type="string" calcext:value-type="string">
            <text:p><text:span text:style-name="T3"><text:a xlink:href="https://www.digikey.com/product-detail/en/texas-instruments/LMR36520FADDAR/296-LMR36520FADDARCT-ND/11617696" xlink:type="simple">296-LMR36520FADDARCT-ND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3" office:value-type="string" calcext:value-type="string">
            <text:p>J2</text:p>
          </table:table-cell>
          <table:table-cell table:style-name="ce3" office:value-type="string" calcext:value-type="string">
            <text:p>PinHeader_2x03_P2.54mm_Vertical</text:p>
          </table:table-cell>
          <table:table-cell table:style-name="ce4" office:value-type="string" calcext:value-type="string">
            <text:p>NOT POPULATED</text:p>
          </table:table-cell>
          <table:table-cell table:style-name="ce1" office:value-type="string" calcext:value-type="string">
            <text:p>Conn_02x03_Odd_Even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3" office:value-type="string" calcext:value-type="string">
            <text:p>R39</text:p>
          </table:table-cell>
          <table:table-cell table:style-name="ce1" office:value-type="string" calcext:value-type="string">
            <text:p>R_0805_2012Metric</text:p>
          </table:table-cell>
          <table:table-cell table:style-name="ce1" office:value-type="string" calcext:value-type="string">
            <text:p>47k 5%</text:p>
          </table:table-cell>
          <table:table-cell table:style-name="ce7" office:value-type="string" calcext:value-type="string">
            <text:p><text:span text:style-name="T2"><text:a xlink:href="https://www.digikey.com/product-detail/en/stackpole-electronics-inc/RMCF0805JT47K0/RMCF0805JT47K0CT-ND/1942588" xlink:type="simple">RMCF0805JT47K0</text:a></text:span></text:p>
          </table:table-cell>
          <table:table-cell table:style-name="ce2" office:value-type="float" office:value="1" calcext:value-type="float">
            <text:p>1</text:p>
          </table:table-cell>
          <table:table-cell/>
        </table:table-row>
        <table:table-row table:style-name="ro1" table:number-rows-repeated="104851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">
      <number:text>$</number:text>
      <number:number number:decimal-places="2" loext:min-decimal-places="2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katelightMainBoard3.3" style:display-name="PageStyle_SkatelightMainBoard3.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09T22:39:45.354000000</meta:creation-date>
    <dc:date>2020-08-09T22:41:59.992000000</dc:date>
    <meta:editing-duration>PT2M15S</meta:editing-duration>
    <meta:editing-cycles>1</meta:editing-cycles>
    <meta:document-statistic meta:table-count="1" meta:cell-count="366" meta:object-count="0"/>
    <meta:generator>LibreOffice/6.3.2.2$Windows_X86_64 LibreOffice_project/98b30e735bda24bc04ab42594c85f7fd8be07b9c</meta:generator>
  </office:meta>
</office:document-meta>
</file>